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36f1" officeooo:paragraph-rsid="000736f1" style:font-weight-asian="bold" style:font-weight-complex="bold"/>
    </style:style>
    <style:style style:name="P2" style:family="paragraph" style:parent-style-name="Standard">
      <style:text-properties fo:font-weight="bold" officeooo:rsid="000736f1" officeooo:paragraph-rsid="000b1694" style:font-weight-asian="bold" style:font-weight-complex="bold"/>
    </style:style>
    <style:style style:name="P3" style:family="paragraph" style:parent-style-name="Standard">
      <style:text-properties fo:font-weight="bold" officeooo:rsid="000ea29a" officeooo:paragraph-rsid="000ea29a" style:font-weight-asian="bold" style:font-weight-complex="bold"/>
    </style:style>
    <style:style style:name="P4" style:family="paragraph" style:parent-style-name="Standard">
      <style:text-properties fo:font-weight="bold" officeooo:rsid="001159e8" officeooo:paragraph-rsid="001159e8" style:font-weight-asian="bold" style:font-weight-complex="bold"/>
    </style:style>
    <style:style style:name="P5" style:family="paragraph" style:parent-style-name="Standard">
      <style:text-properties fo:font-size="14pt" fo:font-weight="bold" officeooo:rsid="000736f1" officeooo:paragraph-rsid="000736f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79495" officeooo:paragraph-rsid="0007949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79495" officeooo:paragraph-rsid="000b1694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officeooo:rsid="000736f1" officeooo:paragraph-rsid="000736f1" style:font-weight-asian="normal" style:font-weight-complex="normal"/>
    </style:style>
    <style:style style:name="P9" style:family="paragraph" style:parent-style-name="Standard">
      <style:text-properties fo:font-weight="normal" officeooo:rsid="000736f1" officeooo:paragraph-rsid="00079495" style:font-weight-asian="normal" style:font-weight-complex="normal"/>
    </style:style>
    <style:style style:name="P10" style:family="paragraph" style:parent-style-name="Standard">
      <style:text-properties fo:font-size="10.5pt" fo:font-weight="bold" officeooo:rsid="00079495" officeooo:paragraph-rsid="00079495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2pt" fo:font-weight="bold" officeooo:rsid="00096da0" officeooo:paragraph-rsid="000b1694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b1694" officeooo:paragraph-rsid="000b1694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096da0" officeooo:paragraph-rsid="000b169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6da0" officeooo:paragraph-rsid="000736f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b1694" officeooo:paragraph-rsid="000b169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736f1" officeooo:paragraph-rsid="000736f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normal" officeooo:rsid="00096da0" officeooo:paragraph-rsid="000b1694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0b1694"/>
    </style:style>
    <style:style style:name="P19" style:family="paragraph" style:parent-style-name="Standard">
      <style:text-properties fo:color="#ff4000" fo:font-weight="bold" officeooo:rsid="00079495" officeooo:paragraph-rsid="00079495" style:font-weight-asian="bold" style:font-weight-complex="bold"/>
    </style:style>
    <style:style style:name="P20" style:family="paragraph" style:parent-style-name="Standard">
      <style:text-properties fo:color="#81d41a" fo:font-weight="bold" officeooo:rsid="000d1e45" officeooo:paragraph-rsid="000d1e45" style:font-weight-asian="bold" style:font-weight-complex="bold"/>
    </style:style>
    <style:style style:name="P21" style:family="paragraph" style:parent-style-name="Standard">
      <style:text-properties fo:color="#81d41a" fo:font-weight="bold" officeooo:rsid="000736f1" officeooo:paragraph-rsid="000736f1" style:font-weight-asian="bold" style:font-weight-complex="bold"/>
    </style:style>
    <style:style style:name="P22" style:family="paragraph" style:parent-style-name="Standard">
      <style:text-properties fo:color="#3465a4" fo:font-weight="bold" officeooo:rsid="000736f1" officeooo:paragraph-rsid="00079495" style:font-weight-asian="bold" style:font-weight-complex="bold"/>
    </style:style>
    <style:style style:name="P23" style:family="paragraph" style:parent-style-name="Standard">
      <style:text-properties fo:color="#355269" style:font-name="Liberation Serif" style:text-underline-style="solid" style:text-underline-width="auto" style:text-underline-color="font-color" fo:font-weight="bold" officeooo:rsid="000736f1" officeooo:paragraph-rsid="000736f1" fo:background-color="#fbfbfb" style:font-weight-asian="bold" style:font-weight-complex="bold"/>
    </style:style>
    <style:style style:name="P24" style:family="paragraph" style:parent-style-name="Standard">
      <style:text-properties fo:font-size="22pt" fo:font-weight="bold" officeooo:rsid="000736f1" officeooo:paragraph-rsid="000736f1" style:font-size-asian="22pt" style:font-weight-asian="bold" style:font-size-complex="22pt" style:font-weight-complex="bold"/>
    </style:style>
    <style:style style:name="P25" style:family="paragraph" style:parent-style-name="Standard">
      <style:text-properties officeooo:paragraph-rsid="000ea29a"/>
    </style:style>
    <style:style style:name="P26" style:family="paragraph" style:parent-style-name="Standard">
      <style:text-properties officeooo:paragraph-rsid="0010825a"/>
    </style:style>
    <style:style style:name="P27" style:family="paragraph" style:parent-style-name="Standard">
      <style:text-properties officeooo:rsid="0010825a" officeooo:paragraph-rsid="0010825a"/>
    </style:style>
    <style:style style:name="P28" style:family="paragraph" style:parent-style-name="Standard">
      <style:text-properties officeooo:rsid="0012712f" officeooo:paragraph-rsid="0012712f"/>
    </style:style>
    <style:style style:name="T1" style:family="text">
      <style:text-properties officeooo:rsid="00079495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618" style:font-weight-asian="normal" style:font-weight-complex="normal"/>
    </style:style>
    <style:style style:name="T6" style:family="text">
      <style:text-properties fo:font-size="12pt" fo:font-weight="normal" officeooo:rsid="000b169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586069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ea29a" style:font-size-asian="14pt" style:font-weight-asian="bold" style:font-size-complex="14pt" style:font-weight-complex="bold"/>
    </style:style>
    <style:style style:name="T13" style:family="text">
      <style:text-properties officeooo:rsid="0010825a"/>
    </style:style>
    <style:style style:name="T14" style:family="text">
      <style:text-properties fo:color="#c9211e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color="#c9211e" fo:font-size="16pt" style:text-underline-style="solid" style:text-underline-width="auto" style:text-underline-color="font-color" officeooo:rsid="0010825a" style:font-size-asian="16pt" style:font-size-complex="16pt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ANUAL DEL PROGRAMADOR</text:p>
      <text:p text:style-name="P1"/>
      <text:p text:style-name="P2"/>
      <text:p text:style-name="P7">IONIC</text:p>
      <text:p text:style-name="P7"/>
      <text:p text:style-name="P11">APP → <text:span text:style-name="T4">PROD/</text:span><text:span text:style-name="T5">IONIC-NATIVE-FCM-CLEAN</text:span></text:p>
      <text:p text:style-name="P13"/>
      <text:p text:style-name="P12">Librerias Usadas:</text:p>
      <text:p text:style-name="P15"/>
      <text:p text:style-name="P18"><text:span text:style-name="T6">FCM → “OFICIAL” </text:span><text:a xlink:type="simple" xlink:href="https://ionicframework.com/docs/native/fcm" text:style-name="Internet_20_link" text:visited-style-name="Visited_20_Internet_20_Link"><text:span text:style-name="T4">https://ionicframework.com/docs/native/fcm</text:span></text:a><text:span text:style-name="T4"> </text:span></text:p>
      <text:p text:style-name="P18"><text:span text:style-name="T6">LocalNotifications → “OFICIAL” </text:span><text:a xlink:type="simple" xlink:href="https://ionicframework.com/docs/native/local-notifications" text:style-name="Internet_20_link" text:visited-style-name="Visited_20_Internet_20_Link"><text:span text:style-name="T4">https://ionicframework.com/docs/native/local-notifications</text:span></text:a><text:span text:style-name="T4"> </text:span></text:p>
      <text:p text:style-name="P15"/>
      <text:p text:style-name="P15">Una vez ejecutado el programa en la consola de DevTools por ejemplo podras observar el TOKEN generado para el dispositivo, este token deberá ser empleado en el script php</text:p>
      <text:p text:style-name="P17"/>
      <text:p text:style-name="P1"/>
      <text:p text:style-name="P3"><text:span text:style-name="T14">ERRORES </text:span><text:span text:style-name="T15">A SOLUCIONAR CUANDO SE SUBE A GITHUB</text:span><text:span text:style-name="T14">→</text:span> </text:p>
      <text:p text:style-name="P3"/>
      <text:p text:style-name="P4">DESAPARECE LA CARPETA RESOUCES, Y POR ENDE HAY QUE VOLVERE A CREARLA </text:p>
      <text:p text:style-name="P16"/>
      <text:p text:style-name="P16">Source path does not exist: resources/android/icon/drawable-hdpi-icon.png</text:p>
      <text:p text:style-name="P5"/>
      <text:p text:style-name="P25"><text:span text:style-name="T12">Soluccion : <text:s/></text:span><text:span text:style-name="T7">ionic cordova resources</text:span> </text:p>
      <text:p text:style-name="P25"/>
      <text:p text:style-name="P25">Source path does not exist: resources/android/xml/network_security_config.xml</text:p>
      <text:p text:style-name="P26"><text:span text:style-name="T13">(Contenido → Ruta Github (</text:span><text:a xlink:type="simple" xlink:href="https://github.com/roninwear/rvalls" text:style-name="Internet_20_link" text:visited-style-name="Visited_20_Internet_20_Link"><text:span text:style-name="T9">rvalls</text:span></text:a><text:span text:style-name="T8">/</text:span><text:span text:style-name="Strong_20_Emphasis"><text:span text:style-name="T10">0018-push2k19</text:span></text:span><text:span text:style-name="T8">/...</text:span> <text:span text:style-name="T13">))</text:span></text:p>
      <text:p text:style-name="P26"/>
      <text:p text:style-name="P27"><text:span text:style-name="T11">Solucion</text:span><text:span text:style-name="T16"> </text:span>: Crea un archivo con este nombre en la ruta descrita (sustituye la ip por la deseada (IPV4 en caso de trabajar en local))</text:p>
      <text:p text:style-name="P27"/>
      <text:p text:style-name="P28"/>
      <text:p text:style-name="P28">RESOURCES HA SIDO ELIMINADO DEL GITNORE PARA NO TENER QUE REALIZAR ESTAS CONFIGURACIONES CADA VEZ QUE SE DESCARGE EL PROYECTO DE GITHUB</text:p>
      <text:p text:style-name="P5"/>
      <text:p text:style-name="P6">SERVER APP</text:p>
      <text:p text:style-name="P5"/>
      <text:p text:style-name="P8">server APP →<text:span text:style-name="T1"> PHP-FCM-SERVER-APP/src</text:span></text:p>
      <text:p text:style-name="P8"/>
      <text:p text:style-name="P1">.<text:span text:style-name="T2">SOLUCIÓN MEDINATE LIBRERÍA (Funcionalidades extras por explorar)</text:span></text:p>
      <text:p text:style-name="P1"/>
      <text:p text:style-name="P9">kreaFCM.php</text:p>
      <text:p text:style-name="P22"/>
      <text:p text:style-name="P23">https://buildmedia.readthedocs.org/media/pdf/<text:span text:style-name="T4">firebase</text:span>-php/latest/firebase-php.pdf</text:p>
      <text:p text:style-name="P1"/>
      <text:p text:style-name="P1">.<text:span text:style-name="T3">SOLUCIÓN NATIVA.</text:span></text:p>
      <text:p text:style-name="P1"/>
      <text:p text:style-name="P8">funcionaVani.php</text:p>
      <text:p text:style-name="P8"/>
      <text:p text:style-name="P10">VARIBLES Y FUNCIONES</text:p>
      <text:p text:style-name="P8"><text:soft-page-break/></text:p>
      <text:p text:style-name="P19">IMPORTANTE → INCLUIR TOKEN DE ACCESO EN device_id = ….</text:p>
      <text:p text:style-name="P19"/>
      <text:p text:style-name="P20">Ya están los JSON de configuración añadidos al root de IONIC, no es necesario añadirlos a ningun oitro lugar </text:p>
      <text:p text:style-name="P2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38:20.317000000</meta:creation-date>
    <dc:date>2019-09-16T15:58:15.239000000</dc:date>
    <meta:editing-duration>PT16M42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25" meta:word-count="186" meta:character-count="1435" meta:non-whitespace-character-count="1267"/>
  </office:meta>
</office:document-meta>
</file>